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4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5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7" style:family="table-cell" style:parent-style-name="Default" style:data-style-name="N0">
      <style:text-properties fo:color="#4472C4" style:font-name="Menlo Italic" style:font-name-asian="Menlo Italic" style:font-name-complex="Menlo Italic" fo:font-size="9pt" style:font-size-asian="9pt" style:font-size-complex="9pt" fo:font-style="italic" style:font-style-asian="italic" style:font-style-complex="italic"/>
    </style:style>
    <style:style style:name="ce8" style:family="table-cell" style:parent-style-name="Default" style:data-style-name="N0">
      <style:text-properties fo:color="#FF0000" style:font-name="Menlo Regular" style:font-name-asian="Menlo Regular" style:font-name-complex="Menlo Regular" fo:font-size="9pt" style:font-size-asian="9pt" style:font-size-complex="9pt"/>
    </style:style>
    <style:style style:name="ce9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0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1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3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15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thin solid #7030A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17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18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19" style:family="table-cell" style:parent-style-name="Default" style:data-style-name="N0">
      <style:text-properties fo:color="#BF8F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0" style:family="table-cell" style:parent-style-name="Default" style:data-style-name="N0">
      <style:text-properties fo:color="#00B05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1" style:family="table-cell" style:parent-style-name="Default" style:data-style-name="N0">
      <style:text-properties fo:color="#FFC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2" style:family="table-cell" style:parent-style-name="Default" style:data-style-name="N0">
      <style:table-cell-properties fo:border-top="none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3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thin solid #7030A0" fo:border-left="none" fo:border-right="none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6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27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8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0" style:family="table-cell" style:parent-style-name="Default" style:data-style-name="N0"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31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32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33" style:family="table-cell" style:parent-style-name="Default" style:data-style-name="N0">
      <style:text-properties fo:color="#303030" style:font-name="Menlo Regular" style:font-name-asian="Menlo Regular" style:font-name-complex="Menlo Regular" fo:font-size="9pt" style:font-size-asian="9pt" style:font-size-complex="9pt"/>
    </style:style>
    <style:style style:name="ce34" style:family="table-cell" style:parent-style-name="Default" style:data-style-name="N0">
      <style:table-cell-properties fo:border-top="none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ext-properties fo:color="#000000" style:font-name="Menlo" style:font-name-asian="Menlo" style:font-name-complex="Menlo" fo:font-size="9pt" style:font-size-asian="9pt" style:font-size-complex="9pt"/>
    </style:style>
    <style:style style:name="ce36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9" style:family="table-cell" style:parent-style-name="Default" style:data-style-name="N0">
      <style:table-cell-properties style:vertical-align="automatic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40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41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42" style:family="table-cell" style:parent-style-name="Default" style:data-style-name="N0">
      <style:table-cell-properties style:vertical-align="middle"/>
      <style:text-properties style:font-name="Arial Narrow" style:font-name-asian="Arial Narrow" style:font-name-complex="Arial Narrow" fo:font-size="9pt" style:font-size-asian="9pt" style:font-size-complex="9pt"/>
    </style:style>
    <style:style style:name="ce43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44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46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47" style:family="table-cell" style:parent-style-name="Default" style:data-style-name="N0">
      <style:table-cell-properties style:vertical-align="middle"/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48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49" style:family="table-cell" style:parent-style-name="Default" style:data-style-name="N0">
      <style:table-cell-properties style:vertical-align="middle" fo:wrap-option="wrap"/>
      <style:text-properties style:font-name="Arial Narrow" style:font-name-asian="Arial Narrow" style:font-name-complex="Arial Narrow" fo:font-size="9pt" style:font-size-asian="9pt" style:font-size-complex="9pt"/>
    </style:style>
    <style:style style:name="ce50" style:family="table-cell" style:parent-style-name="Default" style:data-style-name="N0">
      <style:table-cell-properties style:vertical-align="middle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51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52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53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 fo:font-size="20pt" style:font-size-asian="20pt" style:font-size-complex="2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/>
    </style:style>
    <style:style style:name="ce55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font-size="20pt" style:font-size-asian="20pt" style:font-size-complex="2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2pt solid #000000" fo:border-left="none" fo:border-right="none" style:vertical-align="automatic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2pt solid #000000" fo:border-left="none" fo:border-right="none"/>
    </style:style>
    <style:style style:name="T1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4472C4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70C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7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8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9" style:family="text" style:parent-style-name="Default">
      <style:text-properties fo:color="#4472C4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FFC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70C0" style:text-line-through-style="none" style:font-name="Menlo Bold" style:font-name-asian="Menlo Bold" style:font-name-complex="Menlo Bold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FFC00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FFC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B05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B05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BF8F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6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30303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00000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30303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00000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000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0.3175cm" style:use-optimal-column-width="true"/>
    </style:style>
    <style:style style:name="co3" style:family="table-column">
      <style:table-column-properties fo:break-before="auto" style:column-width="7.24958333333333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7.64645833333333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31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40pt" style:use-optimal-row-height="true" fo:break-before="auto"/>
    </style:style>
    <style:style style:name="ro7" style:family="table-row">
      <style:table-row-properties style:row-height="2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5"/>
        <table:table-column table:style-name="co6" table:number-columns-repeated="16378" table:default-cell-style-name="ce1"/>
        <table:table-row table:style-name="ro1">
          <table:table-cell office:value-type="string" table:style-name="ce18">
            <text:p>GIT Keyboard Shortcuts</text:p>
          </table:table-cell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re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ritical ac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9">
            <text:p>OR</text:p>
          </table:table-cell>
          <table:table-cell office:value-type="string" table:style-name="ce2">
            <text:p>=</text:p>
          </table:table-cell>
          <table:table-cell office:value-type="string" table:style-name="ce2">
            <text:p>Indicates alternate equiverlent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1">
            <text:p>req</text:p>
          </table:table-cell>
          <table:table-cell office:value-type="string" table:style-name="ce2">
            <text:p>=</text:p>
          </table:table-cell>
          <table:table-cell office:value-type="string" table:style-name="ce2">
            <text:p>Required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0">
            <text:p>op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Optional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1">
            <text:p>orig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onventional naming of option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3">
            <text:p>Git Hel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/text:p>
          </table:table-cell>
          <table:table-cell table:number-columns-repeated="2" table:style-name="ce2"/>
          <table:table-cell office:value-type="string" table:style-name="ce15">
            <text:p>Git<text:s/><text:span text:style-name="T22">help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text:s/><text:span text:style-name="T4">command</text:span></text:p>
          </table:table-cell>
          <table:table-cell table:number-columns-repeated="2" table:style-name="ce2"/>
          <table:table-cell office:value-type="string" table:style-name="ce15">
            <text:p>Git help individual<text:s/><text:span text:style-name="T22">command</text:span><text:s/>listing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5">
            <text:p>Configur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system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<text:span text:style-name="T22">System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global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g]</text:p>
          </table:table-cell>
          <table:table-cell office:value-type="string" table:style-name="ce15">
            <text:p><text:span text:style-name="T22">User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config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]</text:p>
          </table:table-cell>
          <table:table-cell office:value-type="string" table:style-name="ce16">
            <text:p><text:span text:style-name="T22">Project</text:span><text:s/>leve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6">
            <text:p>core.excludesfile ~/.gitignore</text:p>
          </table:table-cell>
          <table:table-cell table:number-columns-repeated="2" table:style-name="ce26"/>
          <table:table-cell office:value-type="string" table:style-name="ce32">
            <text:p>Set a user-level<text:s/><text:span text:style-name="T22">.gitignore</text:span><text:s/>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name "<text:span text:style-name="T4">username</text:span>"</text:p>
          </table:table-cell>
          <table:table-cell table:number-columns-repeated="2" table:style-name="ce2"/>
          <table:table-cell office:value-type="string" table:style-name="ce15">
            <text:p>Define a<text:s/><text:span text:style-name="T26">username</text:span><text:s/>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email "<text:span text:style-name="T4">someone@somewhere.com</text:span>"</text:p>
          </table:table-cell>
          <table:table-cell table:number-columns-repeated="2" table:style-name="ce2"/>
          <table:table-cell office:value-type="string" table:style-name="ce15">
            <text:p>Define an<text:s/><text:span text:style-name="T22">email</text:span><text:s/>address 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 string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got option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<text:s/></text:span><text:span text:style-name="T41">"</text:span><text:span text:style-name="T29">string</text:span><text:span text:style-name="T41">"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command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31">praise</text:span><text:s/>blame</text:p>
          </table:table-cell>
          <table:table-cell table:number-columns-repeated="2" table:style-name="ce2"/>
          <table:table-cell office:value-type="string" table:style-name="ce15">
            <text:p>Define the alternate term<text:s/><text:span text:style-name="T28">praise</text:span><text:s/>for the option<text:s/><text:span text:style-name="T22">bl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lor.ui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Set use of<text:s/><text:span text:style-name="T22">colours</text:span><text:s/>in 'status' and 'diff' command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fetch.prune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Alters the default and prunes<text:s/><text:span text:style-name="T22">orphan</text:span><text:s/>branches when fetch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init.defaultBranch<text:s/><text:span text:style-name="T31">main</text:span></text:p>
          </table:table-cell>
          <table:table-cell table:number-columns-repeated="2" table:style-name="ce2"/>
          <table:table-cell office:value-type="string" table:style-name="ce15">
            <text:p>Sets initial default<text:s/><text:span text:style-name="T28">main</text:span><text:s/>branch name (recommend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list</text:p>
          </table:table-cell>
          <table:table-cell table:number-columns-repeated="2" table:style-name="ce2"/>
          <table:table-cell office:value-type="string" table:style-name="ce15">
            <text:p>List recorded<text:s/><text:span text:style-name="T22">configuratio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etting</text:p>
          </table:table-cell>
          <table:table-cell table:number-columns-repeated="2" table:style-name="ce2"/>
          <table:table-cell office:value-type="string" table:style-name="ce15">
            <text:p>List<text:s/><text:span text:style-name="T22">individual</text:span><text:s/>configuration sett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re.editor "<text:span text:style-name="T4">editor --wait</text:span>"</text:p>
          </table:table-cell>
          <table:table-cell table:number-columns-repeated="2" table:style-name="ce2"/>
          <table:table-cell office:value-type="string" table:style-name="ce15">
            <text:p>Define default<text:s/><text:span text:style-name="T22">editor</text:span><text:s/>and open when editor is required (recommended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re.editor<text:s/><text:span text:style-name="T6">"code --wait</text:span>"</text:p>
          </table:table-cell>
          <table:table-cell table:number-columns-repeated="2" table:style-name="ce2"/>
          <table:table-cell office:value-type="string" table:style-name="ce15">
            <text:p>Set<text:s/><text:span text:style-name="T22">visual studio code</text:span><text:s/>as default editor + below</text:p>
          </table:table-cell>
          <table:table-cell table:number-columns-repeated="16378"/>
        </table:table-row>
        <table:table-row table:style-name="ro4">
          <table:table-cell office:value-type="string" table:style-name="ce33">
            <text:p><text:span text:style-name="T39">⌘⇧</text:span><text:span text:style-name="T37">K</text:span>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ell Command: Install 'code' command in PATH</text:p>
          </table:table-cell>
          <table:table-cell table:number-columns-repeated="2" table:style-name="ce2"/>
          <table:table-cell office:value-type="string" table:style-name="ce15">
            <text:p>Sets command PATH in<text:s/><text:span text:style-name="T22">visual studio code</text:span></text:p>
          </table:table-cell>
          <table:table-cell table:number-columns-repeated="16378"/>
        </table:table-row>
        <table:table-row table:style-name="ro2">
          <table:table-cell table:style-name="ce33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Are you running Zsh or Bash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35">
            <text:p>echo $0</text:p>
          </table:table-cell>
          <table:table-cell table:number-columns-repeated="2" table:style-name="ce2"/>
          <table:table-cell office:value-type="string" table:style-name="ce31">
            <text:p>States what<text:s/><text:span text:style-name="T22">shell</text:span><text:s/>is being used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5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5">
          <table:table-cell table:style-name="ce33"/>
          <table:table-cell table:style-name="ce2"/>
          <table:table-cell office:value-type="string" table:style-name="ce36">
            <text:p>Git Auto-Completion for macOS and Linux</text:p>
          </table:table-cell>
          <table:table-cell table:number-columns-repeated="2" table:style-name="ce37"/>
          <table:table-cell table:style-name="ce38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Auto-completion for Zsh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zshrc</text:p>
          </table:table-cell>
          <table:table-cell table:number-columns-repeated="2" table:style-name="ce2"/>
          <table:table-cell office:value-type="string" table:style-name="ce15">
            <text:p>Name of file to be edited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39">
            <text:p>autoload -Uz compinit &amp;&amp; compinit</text:p>
          </table:table-cell>
          <table:table-cell table:number-columns-repeated="2" table:style-name="ce2"/>
          <table:table-cell office:value-type="string" table:style-name="ce15">
            <text:p>Include the this code in<text:s/><text:span text:style-name="T26">.zshrc</text:span>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40"/>
          <table:table-cell table:number-columns-repeated="2" table:style-name="ce2"/>
          <table:table-cell table:style-name="ce23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Auto-completion for Bash (older macOS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41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git-completion-ba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bash_profile</text:p>
          </table:table-cell>
          <table:table-cell table:number-columns-repeated="2" table:style-name="ce2"/>
          <table:table-cell office:value-type="string" table:style-name="ce15">
            <text:p>Name of file to be edited ~/ (user directory)</text:p>
          </table:table-cell>
          <table:table-cell table:number-columns-repeated="16378"/>
        </table:table-row>
        <table:table-row table:style-name="ro6">
          <table:table-cell table:style-name="ce33"/>
          <table:table-cell table:style-name="ce2"/>
          <table:table-cell office:value-type="string" table:style-name="ce39">
            <text:p>if [ -f ~/.git-completion.bash ]; then<text:s/></text:p>
            <text:p><text:s text:c="7"/><text:tab/>source ~/.git-completion.bash</text:p>
            <text:p>fi</text:p>
          </table:table-cell>
          <table:table-cell table:number-columns-repeated="2" table:style-name="ce2"/>
          <table:table-cell office:value-type="string" table:style-name="ce42">
            <text:p>Include the following code in<text:s/><text:span text:style-name="T26">.bash_profile</text:span>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9"/>
          <table:table-cell table:number-columns-repeated="2" table:style-name="ce2"/>
          <table:table-cell table:style-name="ce42"/>
          <table:table-cell table:number-columns-repeated="16378"/>
        </table:table-row>
        <table:table-row table:style-name="ro5">
          <table:table-cell table:style-name="ce33"/>
          <table:table-cell table:style-name="ce2"/>
          <table:table-cell office:value-type="string" table:number-columns-spanned="2" table:number-rows-spanned="1" table:style-name="ce57">
            <text:p>Git Branch Indentification for macOS and Linux</text:p>
          </table:table-cell>
          <table:covered-table-cell/>
          <table:table-cell table:style-name="ce37"/>
          <table:table-cell table:style-name="ce43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44"/>
          <table:table-cell table:number-columns-repeated="2" table:style-name="ce45"/>
          <table:table-cell office:value-type="string" table:style-name="ce46">
            <text:p>Adds a reference to a Git branch in the command prompt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41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git-prompt-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bash_profile<text:s/><text:span text:style-name="T10">OR</text:span><text:s/>.bashrc</text:p>
          </table:table-cell>
          <table:table-cell table:number-columns-repeated="2" table:style-name="ce2"/>
          <table:table-cell office:value-type="string" table:style-name="ce15">
            <text:p>Name of file to be edited (or create) to<text:s/><text:span text:style-name="T26">~/</text:span><text:s/>(user directory)</text:p>
          </table:table-cell>
          <table:table-cell table:number-columns-repeated="16378"/>
        </table:table-row>
        <table:table-row table:style-name="ro6">
          <table:table-cell table:style-name="ce33"/>
          <table:table-cell table:style-name="ce2"/>
          <table:table-cell office:value-type="string" table:style-name="ce39">
            <text:p>source ~/.git-prompt.sh</text:p>
            <text:p/>
            <text:p>precmd () { __git_ps1 "%n" ":%c$ " "|%s" }</text:p>
          </table:table-cell>
          <table:table-cell table:number-columns-repeated="2" table:style-name="ce2"/>
          <table:table-cell office:value-type="string" table:style-name="ce42">
            <text:p>For<text:s/><text:span text:style-name="T22">Zsh</text:span><text:s/>include this code in .bash_profile</text:p>
          </table:table-cell>
          <table:table-cell table:number-columns-repeated="16378"/>
        </table:table-row>
        <table:table-row table:style-name="ro6">
          <table:table-cell table:style-name="ce33"/>
          <table:table-cell table:style-name="ce2"/>
          <table:table-cell office:value-type="string" table:style-name="ce39">
            <text:p>source ~/.git-prompt.sh</text:p>
            <text:p/>
            <text:p>PROMPT_COMMAND='__git_ps1 "\u@\h:\w" "\\\$ "'</text:p>
          </table:table-cell>
          <table:table-cell table:number-columns-repeated="2" table:style-name="ce2"/>
          <table:table-cell office:value-type="string" table:style-name="ce42">
            <text:p>For<text:s/><text:span text:style-name="T22">Bash</text:span><text:s/>include this code in .bash_profile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9"/>
          <table:table-cell table:number-columns-repeated="2" table:style-name="ce2"/>
          <table:table-cell table:style-name="ce42"/>
          <table:table-cell table:number-columns-repeated="16378"/>
        </table:table-row>
        <table:table-row table:style-name="ro5">
          <table:table-cell table:style-name="ce33"/>
          <table:table-cell table:style-name="ce2"/>
          <table:table-cell office:value-type="string" table:style-name="ce36">
            <text:p>Repo Connection</text:p>
          </table:table-cell>
          <table:table-cell table:number-columns-repeated="2" table:style-name="ce37"/>
          <table:table-cell table:style-name="ce43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GitHub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"/>
          <table:table-cell office:value-type="string" table:style-name="ce51">
            <text:p><text:a xlink:href="https://docs.github.com/en/get-started/getting-started-with-git/caching-your-github-credentials-in-git">docs.github.com/en/get-started/getting-started-with-git/caching-your-github-credentials-in-git</text:a></text:p>
          </table:table-cell>
          <table:table-cell table:number-columns-repeated="2" table:style-name="ce2"/>
          <table:table-cell office:value-type="string" table:style-name="ce47">
            <text:p>Instructions to install Git Credential Manager (GCM) on github.com (using HomeBrew)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39">
            <text:p>brew tap microsoft/git</text:p>
          </table:table-cell>
          <table:table-cell table:number-columns-repeated="2" table:style-name="ce2"/>
          <table:table-cell office:value-type="string" table:style-name="ce42">
            <text:p>Pulls down the GCM files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39">
            <text:p>brew install --cask git-credential-manager-core</text:p>
          </table:table-cell>
          <table:table-cell table:number-columns-repeated="2" table:style-name="ce2"/>
          <table:table-cell office:value-type="string" table:style-name="ce42">
            <text:p>Installs the GCM (an administrator's password is required)</text:p>
          </table:table-cell>
          <table:table-cell table:number-columns-repeated="16378"/>
        </table:table-row>
        <table:table-row table:style-name="ro7">
          <table:table-cell table:style-name="ce33"/>
          <table:table-cell table:style-name="ce2"/>
          <table:table-cell office:value-type="string" table:style-name="ce50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49">
            <text:p>The next time you interact with a repo a Personal Access Token (PAC) will be required instead of the account password</text:p>
          </table:table-cell>
          <table:table-cell table:number-columns-repeated="16378"/>
        </table:table-row>
        <table:table-row table:style-name="ro6">
          <table:table-cell table:style-name="ce33"/>
          <table:table-cell table:style-name="ce2"/>
          <table:table-cell office:value-type="string" table:style-name="ce41">
            <text:p><text:a xlink:href="https://docs.github.com/en/authentication/keeping-your-account-and-data-secure/creating-a-personal-access-token">docs.github.com/en/authentication/keeping-your-account-and-data-secure/creating-a-personal-access-token</text:a></text:p>
          </table:table-cell>
          <table:table-cell table:number-columns-repeated="2" table:style-name="ce2"/>
          <table:table-cell office:value-type="string" table:style-name="ce47">
            <text:p>Instructions to create a PAC on github.com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41"/>
          <table:table-cell table:number-columns-repeated="2" table:style-name="ce2"/>
          <table:table-cell table:style-name="ce47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GitLab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"/>
          <table:table-cell office:value-type="string" table:style-name="ce48">
            <text:p><text:a xlink:href="https://docs.gitlab.com/ee/user/profile/personal_access_tokens.html#create-a-personal-access-token">docs.gitlab.com/ee/user/profile/personal_access_tokens.html#create-a-personal-access-token</text:a></text:p>
          </table:table-cell>
          <table:table-cell table:number-columns-repeated="2" table:style-name="ce2"/>
          <table:table-cell office:value-type="string" table:style-name="ce47">
            <text:p>Instructions to create a Personal Access Token (PAT) on gitlab.com</text:p>
          </table:table-cell>
          <table:table-cell table:number-columns-repeated="16378"/>
        </table:table-row>
        <table:table-row table:style-name="ro7">
          <table:table-cell table:style-name="ce33"/>
          <table:table-cell table:style-name="ce2"/>
          <table:table-cell office:value-type="string" table:style-name="ce50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49">
            <text:p>The next time you interact with a repo a PAT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50"/>
          <table:table-cell table:number-columns-repeated="2" table:style-name="ce2"/>
          <table:table-cell table:style-name="ce49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Bitbucket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"/>
          <table:table-cell office:value-type="string" table:style-name="ce52">
            <text:p><text:a xlink:href="https://support.atlassian.com/bitbucket-cloud/docs/app-passwords/">support.atlassian.com/bitbucket-cloud/docs/app-passwords</text:a></text:p>
          </table:table-cell>
          <table:table-cell table:number-columns-repeated="2" table:style-name="ce2"/>
          <table:table-cell office:value-type="string" table:style-name="ce47">
            <text:p>Instructions to create an App Password (AP)</text:p>
          </table:table-cell>
          <table:table-cell table:number-columns-repeated="16378"/>
        </table:table-row>
        <table:table-row table:style-name="ro7">
          <table:table-cell table:style-name="ce33"/>
          <table:table-cell table:style-name="ce2"/>
          <table:table-cell office:value-type="string" table:style-name="ce50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49">
            <text:p>The next time you interact with a repo a AP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50"/>
          <table:table-cell table:number-columns-repeated="2" table:style-name="ce2"/>
          <table:table-cell table:style-name="ce49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5">
            <text:p>Non-Git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dir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Windows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 (-la<text:s/><text:span text:style-name="T34">OR</text:span><text:s/>-a)</text:p>
          </table:table-cell>
          <table:table-cell table:number-columns-repeated="2" table:style-name="ce2"/>
          <table:table-cell office:value-type="string" table:style-name="ce15">
            <text:p>List files of current directory including<text:s/><text:span text:style-name="T22">hidden</text:span><text:s/>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pwd</text:p>
          </table:table-cell>
          <table:table-cell table:number-columns-repeated="2" table:style-name="ce2"/>
          <table:table-cell office:value-type="string" table:style-name="ce15">
            <text:p>Show (print) current<text:s/><text:span text:style-name="T22"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d</text:p>
          </table:table-cell>
          <table:table-cell table:number-columns-repeated="2" table:style-name="ce2"/>
          <table:table-cell office:value-type="string" table:style-name="ce15">
            <text:p><text:span text:style-name="T22">Change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~</text:p>
          </table:table-cell>
          <table:table-cell table:number-columns-repeated="2" table:style-name="ce2"/>
          <table:table-cell office:value-type="string" table:style-name="ce15">
            <text:p><text:span text:style-name="T22">User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..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text:s/>a folder 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/text:p>
          </table:table-cell>
          <table:table-cell table:number-columns-repeated="2" table:style-name="ce2"/>
          <table:table-cell office:value-type="string" table:style-name="ce15">
            <text:p><text:span text:style-name="T22">Root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</text:p>
          </table:table-cell>
          <table:table-cell table:number-columns-repeated="16378"/>
        </table:table-row>
        <table:table-row table:style-name="ro4">
          <table:table-cell table:number-columns-repeated="2" table:style-name="ce2"/>
          <table:table-cell office:value-type="string" table:style-name="ce10">
            <text:p><text:span text:style-name="T40">⌘</text:span><text:span text:style-name="T38">K</text:span>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at<text:s/><text:span text:style-name="T4">filename</text:span></text:p>
          </table:table-cell>
          <table:table-cell table:number-columns-repeated="2" table:style-name="ce2"/>
          <table:table-cell office:value-type="string" table:style-name="ce15">
            <text:p>Show file<text:s/><text:span text:style-name="T22">content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mkdir<text:s/><text:span text:style-name="T12">folder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PowerShell)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5">
            <text:p>Page Navig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spacebar</text:p>
          </table:table-cell>
          <table:table-cell table:number-columns-repeated="2" table:style-name="ce2"/>
          <table:table-cell office:value-type="string" table:style-name="ce15">
            <text:p>Next<text:s/><text:span text:style-name="T22">p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F key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R key</text:p>
          </table:table-cell>
          <table:table-cell table:number-columns-repeated="2" table:style-name="ce2"/>
          <table:table-cell office:value-type="string" table:style-name="ce15">
            <text:p>Move<text:s/><text:span text:style-name="T22">back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↑ ↓</text:p>
          </table:table-cell>
          <table:table-cell table:number-columns-repeated="2" table:style-name="ce2"/>
          <table:table-cell office:value-type="string" table:style-name="ce15">
            <text:p><text:span text:style-name="T22">Move</text:span><text:s/>up and dow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text:span text:style-name="T12">string</text:span>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p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next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previous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Q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page mode and back to command promp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-S</text:p>
          </table:table-cell>
          <table:table-cell table:number-columns-repeated="2" table:style-name="ce2"/>
          <table:table-cell office:value-type="string" table:style-name="ce15">
            <text:p>Toggle<text:s/><text:span text:style-name="T22">word wr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5">
            <text:p>General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init</text:p>
          </table:table-cell>
          <table:table-cell table:number-columns-repeated="2" table:style-name="ce2"/>
          <table:table-cell office:value-type="string" table:style-name="ce15">
            <text:p><text:span text:style-name="T22">Initilise</text:span><text:s/>a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v<text:s/><text:span text:style-name="T4">folder/filename<text:s/></text:span><text:span text:style-name="T7">folder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Move or rename</text:span><text:s/>files to stage and update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Remove</text:span><text:s/>files to stage and delete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-cached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r --cached .</text:p>
          </table:table-cell>
          <table:table-cell table:number-columns-repeated="2" table:style-name="ce2"/>
          <table:table-cell office:value-type="string" table:style-name="ce15">
            <text:p>Remove all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tatus</text:p>
          </table:table-cell>
          <table:table-cell table:number-columns-repeated="2" table:style-name="ce2"/>
          <table:table-cell office:value-type="string" table:style-name="ce15">
            <text:p>Current<text:s/><text:span text:style-name="T22">status</text:span><text:s/>of files in repo, stage and work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<text:s/><text:span text:style-name="T23">tag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<text:s/><text:span text:style-name="T22">tags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<text:span text:style-name="T22">Fetches</text:span><text:s/>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PowerShell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add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]</text:p>
          </table:table-cell>
          <table:table-cell office:value-type="string" table:style-name="ce22">
            <text:p>Ad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.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A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-all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<text:s/><text:span text:style-name="T4">filename</text:span>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specific file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Add all<text:s/><text:span text:style-name="T22">patches</text:span><text:s/>of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text:s/><text:span text:style-name="T12">filename</text:span><text:span text:style-name="T2">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Add<text:s/><text:span text:style-name="T22">patches</text:span><text:s/>of changes for specific files to stag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commit<text:s/><text:span text:style-name="T7">filename filename</text:span>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c]</text:p>
          </table:table-cell>
          <table:table-cell office:value-type="string" table:style-name="ce22">
            <text:p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Commit changes to repo with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/text:p>
          </table:table-cell>
          <table:table-cell table:number-columns-repeated="2" table:style-name="ce2"/>
          <table:table-cell office:value-type="string" table:style-name="ce15">
            <text:p>Commit changes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<text:span text:style-name="T22">Commit</text:span><text:s/>changes directly from work to rep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/text:p>
          </table:table-cell>
          <table:table-cell table:number-columns-repeated="2" table:style-name="ce2"/>
          <table:table-cell office:value-type="string" table:style-name="ce15">
            <text:p>Commit changes directly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mend<text:s/><text:span text:style-name="T4">required option</text:span>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latest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Commit a<text:s/><text:span text:style-name="T22">patch</text:span><text:s/>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5">
            <text:p>Viewing and Comparin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ls-tree<text:s/><text:span text:style-name="T4">tree-ish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 specific file or folder of<text:s/><text:span text:style-name="T26">tree-ish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16">
            <text:p><text:span text:style-name="T22">Display</text:span><text:s/>all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Display the<text:s/><text:span text:style-name="T22">patch</text:span><text:s/>(change set) of each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31">
            <text:p>Display statistics logs of<text:s/><text:span text:style-name="T22">all 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tat</text:p>
          </table:table-cell>
          <table:table-cell table:number-columns-repeated="2" table:style-name="ce2"/>
          <table:table-cell office:value-type="string" table:style-name="ce15">
            <text:p>Display<text:s/><text:span text:style-name="T22">statistics</text:span><text:s/>of a lo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</text:p>
          </table:table-cell>
          <table:table-cell table:number-columns-repeated="2" table:style-name="ce2"/>
          <table:table-cell office:value-type="string" table:style-name="ce15">
            <text:p>Displays logs with<text:s/><text:span text:style-name="T22">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format=<text:span text:style-name="T4">keyword</text:span></text:p>
          </table:table-cell>
          <table:table-cell table:number-columns-repeated="2" table:style-name="ce2"/>
          <table:table-cell office:value-type="string" table:style-name="ce15">
            <text:p>Controls the amount of<text:s/><text:span text:style-name="T22">informatio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7">
            <text:p>oneline short medium full fuller email raw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<text:span text:style-name="T4">interger</text:span></text:p>
          </table:table-cell>
          <table:table-cell table:number-columns-repeated="2" table:style-name="ce2"/>
          <table:table-cell office:value-type="string" table:style-name="ce15">
            <text:p>Display the most recent<text:s/><text:span text:style-name="T24">number</text:span><text:s/>of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ince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date<text:s/><text:span text:style-name="T24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date<text:s/><text:span text:style-name="T25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"<text:span text:style-name="T12">integer</text:span><text:span text:style-name="T4"><text:s/>days ago</text:span>"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<text:span text:style-name="T26">X</text:span><text:s/>days ag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fter=<text:span text:style-name="T4">interger</text:span>.week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<text:span text:style-name="T26">X</text:span><text:span text:style-name="T16">.week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before=<text:span text:style-name="T4">interger</text:span>.day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before</text:span><text:s/><text:span text:style-name="T24">X</text:span><text:span text:style-name="T16">.day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uthor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by<text:s/><text:span text:style-name="T24">author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ep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containing<text:s/><text:span text:style-name="T24">string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oneline</text:p>
          </table:table-cell>
          <table:table-cell table:number-columns-repeated="2" table:style-name="ce2"/>
          <table:table-cell office:value-type="string" table:style-name="ce15">
            <text:p>Display all commits in<text:s/><text:span text:style-name="T22">summary</text:span><text:s/>form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filepath/filename</text:p>
          </table:table-cell>
          <table:table-cell table:number-columns-repeated="2" table:style-name="ce2"/>
          <table:table-cell office:value-type="string" table:style-name="ce15">
            <text:p>Display all commits for a specific<text:s/><text:span text:style-name="T22">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<text:span text:style-name="T6">:</text:span>filename</text:p>
          </table:table-cell>
          <table:table-cell table:number-columns-repeated="2" table:style-name="ce2"/>
          <table:table-cell office:value-type="string" table:style-name="ce15">
            <text:p>Displays a file's changes from<text:s/><text:span text:style-name="T22">line</text:span><text:s/>(<text:span text:style-name="T26">interger</text:span>) to<text:s/><text:span text:style-name="T22">line</text:span><text:s/>(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color-words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w]</text:p>
          </table:table-cell>
          <table:table-cell office:value-type="string" table:style-name="ce15">
            <text:p>Compare<text:s/><text:span text:style-name="T22">wor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Show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show --color-words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w]</text:p>
          </table:table-cell>
          <table:table-cell office:value-type="string" table:style-name="ce16">
            <text:p>Compare<text:s/><text:span text:style-name="T22">work</text:span><text:s/>changes with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a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<text:s/><text:span text:style-name="T22">late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the current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 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Compare</text:span><text:s/>one commit with another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4">SHA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<text:s/><text:span text:style-name="T22">between</text:span><text:s/>the specific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4">SHA</text:span><text:span text:style-name="T1">..HEAD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31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^^ 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<text:s/></text:p>
          </table:table-cell>
          <table:table-cell table:number-columns-repeated="2" table:style-name="ce2"/>
          <table:table-cell office:value-type="string" table:style-name="ce15">
            <text:p>show information or changes to a commit with<text:s/><text:span text:style-name="T26">tag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 tag<text:s/></text:p>
          </table:table-cell>
          <table:table-cell table:number-columns-repeated="2" table:style-name="ce2"/>
          <table:table-cell office:value-type="string" table:style-name="ce15">
            <text:p>Compare one commit with another with<text:s/><text:span text:style-name="T26">tag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tag</text:span>..<text:span text:style-name="T4">tag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the specific commits with<text:s/><text:span text:style-name="T26">tag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bisect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bi]</text:p>
          </table:table-cell>
          <table:table-cell office:value-type="string" table:style-name="ce22">
            <text:p>Bise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start</text:p>
          </table:table-cell>
          <table:table-cell table:number-columns-repeated="2" table:style-name="ce2"/>
          <table:table-cell office:value-type="string" table:style-name="ce15">
            <text:p><text:span text:style-name="T22">Start</text:span><text:s/>bisect proces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(bad<text:s/><text:span text:style-name="T10">OR</text:span><text:s/>old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with known<text:s/><text:span text:style-name="T22">error</text:span><text:s/>(defaults to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(good<text:s/><text:span text:style-name="T10">OR</text:span><text:s/>new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of known<text:s/><text:span text:style-name="T22">working</text:span><text:s/>vers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reset</text:p>
          </table:table-cell>
          <table:table-cell table:number-columns-repeated="2" table:style-name="ce2"/>
          <table:table-cell office:value-type="string" table:style-name="ce15">
            <text:p>Exit and<text:s/><text:span text:style-name="T22">reset</text:span><text:s/>to pre-proces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9">
            <text:p>git annotat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a]</text:p>
          </table:table-cell>
          <table:table-cell office:value-type="string" table:style-name="ce23">
            <text:p>Annotate<text:s/><text:span text:style-name="T18">slightly different output to 'blame' or 'praise'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7">
            <text:p>git blame<text:s/><text:span text:style-name="T12">required option</text:span></text:p>
          </table:table-cell>
          <table:table-cell office:value-type="string" table:style-name="ce26">
            <text:p>=</text:p>
          </table:table-cell>
          <table:table-cell office:value-type="string" table:style-name="ce26">
            <text:p>[b]</text:p>
          </table:table-cell>
          <table:table-cell office:value-type="string" table:style-name="ce28">
            <text:p>Blame<text:s/><text:span text:style-name="T18">some workplaces prefer 'praise' below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prais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r]</text:p>
          </table:table-cell>
          <table:table-cell office:value-type="string" table:style-name="ce23">
            <text:p>Praise<text:s/><text:span text:style-name="T18">requires configuration setup (see configuration above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filename</text:p>
          </table:table-cell>
          <table:table-cell table:number-columns-repeated="2" table:style-name="ce2"/>
          <table:table-cell office:value-type="string" table:style-name="ce15">
            <text:p>Display log of a<text:s/><text:span text:style-name="T22">file</text:span><text:s/>with annota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-W<text:s/></text:span>filename</text:p>
          </table:table-cell>
          <table:table-cell table:number-columns-repeated="2" table:style-name="ce2"/>
          <table:table-cell office:value-type="string" table:style-name="ce15">
            <text:p>Display log of a file with annotation and<text:s/><text:span text:style-name="T22">ignores whitespa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m line (<text:span text:style-name="T26">interger</text:span>) to line (<text:span text:style-name="T26">interger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+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<text:span text:style-name="T18">m line (</text:span><text:span text:style-name="T26">interger</text:span><text:span text:style-name="T18">)</text:span><text:s/>for lines +<text:span text:style-name="T18">(</text:span>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 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<text:span text:style-name="T6"><text:s/>--</text:span><text:span text:style-name="T32">option</text:span><text:span text:style-name="T6"><text:s/></text:span>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text:s/>using<text:s/><text:span text:style-name="T22">other option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5">
            <text:p>Patch, Stash and Ta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apply<text:s/><text:span text:style-name="T12">filepath/filename.diff</text:span></text:p>
          </table:table-cell>
          <table:table-cell table:number-columns-repeated="2" table:style-name="ce2"/>
          <table:table-cell office:value-type="string" table:style-name="ce29">
            <text:p>Import<text:s/><text:span text:style-name="T18">a diff patch to a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diff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d]</text:p>
          </table:table-cell>
          <table:table-cell office:value-type="string" table:style-name="ce22">
            <text:p>Dif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cached</text:p>
          </table:table-cell>
          <table:table-cell table:number-columns-repeated="2" table:style-name="ce2"/>
          <table:table-cell office:value-type="string" table:style-name="ce15">
            <text:p><text:span text:style-name="T22">Show</text:span><text:s/>all diff pat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text:s/><text:span text:style-name="T12">SHA</text:span><text:s/>&gt;<text:s/><text:span text:style-name="T12">new_filepath/filename.diff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a diff patch file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format-patch<text:s/><text:span text:style-name="T29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a]</text:p>
          </table:table-cell>
          <table:table-cell office:value-type="string" table:style-name="ce22">
            <text:p>Create Format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1<text:s/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a formatted patch file from a<text:s/><text:span text:style-name="T22">single 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..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<text:s/><text:span text:style-name="T22">between</text:span><text:s/>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HEAD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</text:span><text:span text:style-name="T31">mai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25">
            <text:p><text:span text:style-name="T8">mai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c]</text:p>
          </table:table-cell>
          <table:table-cell office:value-type="string" table:style-name="ce16">
            <text:p>Create formatted patch files between the<text:s/><text:span text:style-name="T28">main</text:span><text:s/>branch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o<text:s/><text:span text:style-name="T12">folder_name</text:span></text:p>
          </table:table-cell>
          <table:table-cell table:number-columns-repeated="2" table:style-name="ce2"/>
          <table:table-cell office:value-type="string" table:style-name="ce15">
            <text:p>Create formatted patch files and save to named<text:s/><text:span text:style-name="T22">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tdout &gt;<text:s/><text:span text:style-name="T12">new_filepath/filename.patch</text:span></text:p>
          </table:table-cell>
          <table:table-cell table:number-columns-repeated="2" table:style-name="ce2"/>
          <table:table-cell office:value-type="string" table:style-name="ce15">
            <text:p>Save formatted patches to a<text:s/><text:span text:style-name="T22">single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am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m]</text:p>
          </table:table-cell>
          <table:table-cell office:value-type="string" table:style-name="ce22">
            <text:p>Import Formated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filename.patch</text:span></text:p>
          </table:table-cell>
          <table:table-cell table:number-columns-repeated="2" table:style-name="ce2"/>
          <table:table-cell office:value-type="string" table:style-name="ce15">
            <text:p><text:span text:style-name="T22">Import</text:span><text:s/>a formatted patch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*.patch</text:span></text:p>
          </table:table-cell>
          <table:table-cell table:number-columns-repeated="2" table:style-name="ce2"/>
          <table:table-cell office:value-type="string" table:style-name="ce15">
            <text:p>Import a formatted patch<text:s/><text:span text:style-name="T22">files in 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formatted patch import after confli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quit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a formatted patch import after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stash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]</text:p>
          </table:table-cell>
          <table:table-cell office:value-type="string" table:style-name="ce22">
            <text:p>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 the current work changes with<text:s/><text:span text:style-name="T2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-u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<text:s/><text:span text:style-name="T22">untracked</text:span><text:s/>file changes with<text:s/><text:span text:style-name="T27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list</text:p>
          </table:table-cell>
          <table:table-cell table:number-columns-repeated="2" table:style-name="ce2"/>
          <table:table-cell office:value-type="string" table:style-name="ce15">
            <text:p>View all<text:s/><text:span text:style-name="T22">stas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 specific<text:s/><text:span text:style-name="T22">sta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(-p<text:s/><text:span text:style-name="T10">OR</text:span><text:s/>--patch)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<text:s/><text:span text:style-name="T22">patch</text:span><text:s/>of a specific 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office:value-type="string" table:style-name="ce15">
            <text:p><text:span text:style-name="T18">Retrieve</text:span><text:s/><text:span text:style-name="T22">newest</text:span><text:s/>stash to the work file of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Retrieve a stash to the work file of<text:s/><text:span text:style-name="T22">current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</text:p>
          </table:table-cell>
          <table:table-cell table:number-columns-repeated="2" table:style-name="ce2"/>
          <table:table-cell office:value-type="string" table:style-name="ce15">
            <text:p><text:span text:style-name="T22">Apply</text:span><text:s/>all stashes to work file of current 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Apply a stash to work file of<text:s/><text:span text:style-name="T22">current</text:span><text:s/>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8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s</text:span><text:s/>all stas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">drop</text:span><text:s/>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specific stas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tag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]</text:p>
          </table:table-cell>
          <table:table-cell table:style-name="ce16"/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tag_string SHA</text:p>
          </table:table-cell>
          <table:table-cell table:number-columns-repeated="2" table:style-name="ce2"/>
          <table:table-cell office:value-type="string" table:style-name="ce15">
            <text:p>Assign a '<text:span text:style-name="T22">lightweight</text:span>' tag (<text:span text:style-name="T24">tag_string</text:span>) to a commit<text:s/><text:span text:style-name="T26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<text:s/><text:span text:style-name="T12">tag_string<text:s/></text:span><text:span text:style-name="T6">-m "</text:span><text:span text:style-name="T12">message</text:span><text:span text:style-name="T6">"</text:span><text:span text:style-name="T12"><text:s/>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text:span text:style-name="T6">"</text:span><text:span text:style-name="T12">message</text:span><text:span text:style-name="T6">"<text:s/></text:span><text:span text:style-name="T12">tag_string 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d</text:span><text:s/><text:span text:style-name="T10">OR</text:span><text:s/><text:span text:style-name="T3">--delete</text:span>)<text:s/><text:span text:style-name="T12">tag_string</text:span>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tag (<text:span text:style-name="T26">tag_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24">
            <text:p>(-l<text:s/><text:span text:style-name="T10">OR</text:span><text:s/>--list)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l]</text:p>
          </table:table-cell>
          <table:table-cell office:value-type="string" table:style-name="ce16">
            <text:p><text:span text:style-name="T22">List</text:span><text:s/>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"<text:span text:style-name="T12">string_search*</text:span>"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tags (wildcard<text:s/><text:span text:style-name="T17">*</text:span><text:s/>can be us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/text:p>
          </table:table-cell>
          <table:table-cell table:number-columns-repeated="2" table:style-name="ce2"/>
          <table:table-cell office:value-type="string" table:style-name="ce15">
            <text:p>List 1st<text:s/><text:span text:style-name="T22">line</text:span><text:s/>of annotation with 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text:span text:style-name="T12">interger</text:span></text:p>
          </table:table-cell>
          <table:table-cell table:number-columns-repeated="2" table:style-name="ce2"/>
          <table:table-cell office:value-type="string" table:style-name="ce15">
            <text:p>List notation with tags starting from a<text:s/><text:span text:style-name="T22">line</text:span><text:s/>(<text:span text:style-name="T26">integer</text:span>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5">
            <text:p>Restore, Switch, Reset and Revert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<text:span text:style-name="T22">Revert</text:span><text:s/>changes of a commit (<text:span text:style-name="T26">SHA</text:span>) and opens the editor. results in 2nd commi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 changes from<text:s/><text:span text:style-name="T22">work file</text:span><text:s/>to<text:s/><text:span text:style-name="T22">original stat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6"/>
          <table:table-cell office:value-type="string" table:style-name="ce14">
            <text:p>git restore --staged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g]</text:p>
          </table:table-cell>
          <table:table-cell office:value-type="string" table:style-name="ce16">
            <text:p>Restore file changes from<text:s/><text:span text:style-name="T22">staging</text:span><text:s/>back to<text:s/><text:span text:style-name="T22">work 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files</text:span><text:s/>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<text:s/><text:span text:style-name="T22">wildcard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.<text:s/><text:span text:style-name="T10">OR</text:span><text:s/>-A<text:s/><text:span text:style-name="T10">OR</text:span><text:s/>--all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files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restore --source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c]</text:p>
          </table:table-cell>
          <table:table-cell office:value-type="string" table:style-name="ce22">
            <text:p>Restore from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30">
            <text:p>SHA filepath/filename</text:p>
          </table:table-cell>
          <table:table-cell table:number-columns-repeated="2" table:style-name="ce2"/>
          <table:table-cell office:value-type="string" table:style-name="ce15">
            <text:p>Restore file changes from<text:s/><text:span text:style-name="T22">another commit</text:span><text:s/>(<text:span text:style-name="T26">SHA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-2<text:s/><text:span text:style-name="T29">filepath/filename</text:span></text:p>
          </table:table-cell>
          <table:table-cell table:number-columns-repeated="2" table:style-name="ce2"/>
          <table:table-cell office:value-type="string" table:style-name="ce15">
            <text:p>Restore file changes from a commit<text:s/><text:span text:style-name="T22">ancestry</text:span><text:s/>of<text:s/><text:span text:style-name="T28">main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switch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w]</text:p>
          </table:table-cell>
          <table:table-cell office:value-type="string" table:style-name="ce16">
            <text:p><text:span text:style-name="T21">Switch</text:span><text:s/>(replaces checkout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<text:s/><text:span text:style-name="T22">another 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tracking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<text:s/><text:span text:style-name="T22">new branch</text:span><text:s/>from a<text:s/><text:span text:style-name="T22">tag referen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detach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<text:s/><text:span text:style-name="T22">orphaned commit</text:span><text:s/>from a<text:s/><text:span text:style-name="T22">tree-ish</text:span><text:span text:style-name="T18"><text:s/>reference</text:span><text:s/>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discard-changes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witch to another branch<text:s/><text:span text:style-name="T22">without saving working fil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witch and<text:s/><text:span text:style-name="T22">merge working tre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<text:s/><text:span text:style-name="T22">patch of change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checkout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ch]</text:p>
          </table:table-cell>
          <table:table-cell office:value-type="string" table:style-name="ce16">
            <text:p><text:span text:style-name="T22">Checkout</text:span><text:s/>(replaced by switch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<text:s/><text:span text:style-name="T22">anothe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tracking</text:span><text:s/>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Checkout</text:span><text:s/>file changes from<text:s/><text:span text:style-name="T22">work file</text:span><text:s/>to<text:s/><text:span text:style-name="T22">original stat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<text:s/><text:span text:style-name="T22">commit directly to current work 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22">tag referen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<text:s/><text:span text:style-name="T22">orphaned commit</text:span><text:s/>from a<text:s/><text:span text:style-name="T22">tree-ish</text:span><text:s/>reference 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<text:s/><text:span text:style-name="T22">patch of chang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branch</text:span>/<text:span text:style-name="T4">SHA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rger</text:span></text:p>
          </table:table-cell>
          <table:table-cell table:number-columns-repeated="2" table:style-name="ce2"/>
          <table:table-cell office:value-type="string" table:style-name="ce15">
            <text:p>Commit<text:s/><text:span text:style-name="T22">ancestry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root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commit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reset<text:s/><text:span text:style-name="T4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s]</text:p>
          </table:table-cell>
          <table:table-cell office:value-type="string" table:style-name="ce22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Reset<text:s/><text:span text:style-name="T22">file</text:span><text:s/>changes from<text:s/><text:span text:style-name="T22">staging</text:span><text:s/>back to<text:s/><text:span text:style-name="T22">working</text:span><text:s/>directory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oft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<text:s/><text:span text:style-name="T22">HEAD</text:span><text:s/>to a<text:s/><text:span text:style-name="T22">tree-i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ix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<text:s/><text:span text:style-name="T22">matches st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har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 matches<text:s/><text:span text:style-name="T22">stage and work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Reset files changes for<text:s/><text:span text:style-name="T22">patch</text:span><text:s/>from staging back to working directory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<text:span text:style-name="T12">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Hard</text:span><text:s/>reset current state to a<text:s/><text:span text:style-name="T30">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ORIG_HEAD</text:p>
          </table:table-cell>
          <table:table-cell table:number-columns-repeated="2" table:style-name="ce2"/>
          <table:table-cell office:value-type="string" table:style-name="ce15">
            <text:p><text:span text:style-name="T22">Undo</text:span><text:s/>a simple<text:s/><text:span text:style-name="T22">rebase</text:span><text:s/>where the ORIG_HEAD 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5">
            <text:p>Branches and Merg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et HEA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15">
            <text:p>Reset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s changes from working file to original st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 (-S<text:s/><text:span text:style-name="T10">OR</text:span><text:s/>--staged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s changes from staging back to working directory</text:p>
          </table:table-cell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branc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b]</text:p>
          </table:table-cell>
          <table:table-cell office:value-type="string" table:style-name="ce15">
            <text:p>Show local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/text:p>
          </table:table-cell>
          <table:table-cell table:number-columns-repeated="2" table:style-name="ce2"/>
          <table:table-cell office:value-type="string" table:style-name="ce15">
            <text:p>Create a new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old_branch_name new_branch_name</text:span></text:p>
          </table:table-cell>
          <table:table-cell table:number-columns-repeated="2" table:style-name="ce2"/>
          <table:table-cell office:value-type="string" table:style-name="ce15">
            <text:p>Rename a branch.<text:s/><text:span text:style-name="T19">old_branch_name</text:span><text:s/>is optional defaults to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force delete a branch with conflic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erged</text:p>
          </table:table-cell>
          <table:table-cell table:number-columns-repeated="2" table:style-name="ce2"/>
          <table:table-cell office:value-type="string" table:style-name="ce15">
            <text:p>Lists originating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no-merged</text:p>
          </table:table-cell>
          <table:table-cell table:number-columns-repeated="2" table:style-name="ce2"/>
          <table:table-cell office:value-type="string" table:style-name="ce15">
            <text:p>Lists unlinked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<text:span text:style-name="T21">Switch</text:span><text:s/>(replaces checkout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<text:s/><text:span text:style-name="T22">another 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tracking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detach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discard-changes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witch to another branch without saving working fil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witch and merge working tre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superseded by switch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<text:span text:style-name="T36">--<text:s/></text:span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Compare differences between 2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</text:span><text:span text:style-name="T6">..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ompare differences in a range of branch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merge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Merge<text:s/><text:span text:style-name="T19">branch_name</text:span><text:s/>back in to current branch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Reverse the changes made in the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Specific files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 wildcar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0">
            <text:p>.<text:s/><text:span text:style-name="T11">OR</text:span><text:s/>-A<text:s/><text:span text:style-name="T11">OR</text:span><text:s/>--all</text:p>
          </table:table-cell>
          <table:table-cell table:number-columns-repeated="2" table:style-name="ce10"/>
          <table:table-cell office:value-type="string" table:style-name="ce17">
            <text:p>All files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5">
            <text:p>Repo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remote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]</text:p>
          </table:table-cell>
          <table:table-cell office:value-type="string" table:style-name="ce16">
            <text:p>Show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v</text:p>
          </table:table-cell>
          <table:table-cell table:number-columns-repeated="2" table:style-name="ce2"/>
          <table:table-cell office:value-type="string" table:style-name="ce15">
            <text:p>Show<text:s/><text:span text:style-name="T22">more information</text:span><text:s/>of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dd<text:s/><text:span text:style-name="T8">origin</text:span>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reate a<text:s/><text:span text:style-name="T22">new remote</text:span><text:s/>named<text:s/><text:span text:style-name="T20">origin</text:span><text:s/>(convention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move<text:s/><text:span text:style-name="T12">remote_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Remove</text:span><text:s/>(delete)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name<text:s/><text:span text:style-name="T12">old_remote_branch_name new_remote_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Rename</text:span><text:s/>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12"><text:s/>remote_url</text:span></text:p>
          </table:table-cell>
          <table:table-cell table:number-columns-repeated="2" table:style-name="ce2"/>
          <table:table-cell office:value-type="string" table:style-name="ce15">
            <text:p>Update a<text:s/><text:span text:style-name="T22">repo URL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prune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r]</text:p>
          </table:table-cell>
          <table:table-cell office:value-type="string" table:style-name="ce22">
            <text:p>Remove (delete) an orphaned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n OR --dry-run)</text:p>
          </table:table-cell>
          <table:table-cell table:number-columns-repeated="2" table:style-name="ce2"/>
          <table:table-cell office:value-type="string" table:style-name="ce15">
            <text:p><text:span text:style-name="T22">Preview</text:span><text:s/>removal of an orphaned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v OR --verbose)</text:p>
          </table:table-cell>
          <table:table-cell table:number-columns-repeated="2" table:style-name="ce2"/>
          <table:table-cell office:value-type="string" table:style-name="ce15">
            <text:p>Remove (delete) an orphaned branch with<text:s/><text:span text:style-name="T22">detailed readout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push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]</text:p>
          </table:table-cell>
          <table:table-cell office:value-type="string" table:style-name="ce16">
            <text:p>Push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but not track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 tag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 tags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2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6">/</text:span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 after initial pu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f</text:span><text:s/><text:span text:style-name="T10">OR</text:span><text:s/><text:span text:style-name="T3">--force</text:span>)</text:p>
          </table:table-cell>
          <table:table-cell table:number-columns-repeated="2" table:style-name="ce2"/>
          <table:table-cell office:value-type="string" table:style-name="ce15">
            <text:p>Force 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lone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lone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git branch 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5">
            <text:p><text:span text:style-name="T6">git branch<text:s/></text:span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etch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Fetches 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all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(<text:span text:style-name="T3">-p</text:span><text:s/><text:span text:style-name="T10">OR</text:span><text:s/><text:span text:style-name="T3">--prune</text:span>)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and prunes any orphaned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pull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u]</text:p>
          </table:table-cell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 local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 preserve 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 interactive mode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5">
            <text:p>Interactive Staging and Sharing of Fil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add (-i<text:s/><text:span text:style-name="T10">OR</text:span><text:s/>--interactive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i]</text:p>
          </table:table-cell>
          <table:table-cell office:value-type="string" table:style-name="ce15">
            <text:p>Enter interactive mod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1<text:s/><text:span text:style-name="T10">OR</text:span><text:s/>s</text:p>
          </table:table-cell>
          <table:table-cell table:number-columns-repeated="2" table:style-name="ce2"/>
          <table:table-cell office:value-type="string" table:style-name="ce15">
            <text:p>Statu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2<text:s/><text:span text:style-name="T10">OR</text:span><text:s/>u</text:p>
          </table:table-cell>
          <table:table-cell table:number-columns-repeated="2" table:style-name="ce2"/>
          <table:table-cell office:value-type="string" table:style-name="ce15">
            <text:p>Updat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3<text:s/><text:span text:style-name="T10">OR</text:span><text:s/>r</text:p>
          </table:table-cell>
          <table:table-cell table:number-columns-repeated="2" table:style-name="ce2"/>
          <table:table-cell office:value-type="string" table:style-name="ce15">
            <text:p>Rever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4<text:s/><text:span text:style-name="T10">OR</text:span><text:s/>a</text:p>
          </table:table-cell>
          <table:table-cell table:number-columns-repeated="2" table:style-name="ce2"/>
          <table:table-cell office:value-type="string" table:style-name="ce15">
            <text:p>Add untracked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5<text:s/><text:span text:style-name="T10">OR</text:span><text:s/>p</text:p>
          </table:table-cell>
          <table:table-cell table:number-columns-repeated="2" table:style-name="ce2"/>
          <table:table-cell office:value-type="string" table:style-name="ce15">
            <text:p>Pat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6<text:s/><text:span text:style-name="T10">OR</text:span><text:s/>d</text:p>
          </table:table-cell>
          <table:table-cell table:number-columns-repeated="2" table:style-name="ce2"/>
          <table:table-cell office:value-type="string" table:style-name="ce15">
            <text:p>Diff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7<text:s/><text:span text:style-name="T10">OR</text:span><text:s/>q</text:p>
          </table:table-cell>
          <table:table-cell table:number-columns-repeated="2" table:style-name="ce2"/>
          <table:table-cell office:value-type="string" table:style-name="ce15">
            <text:p>Qui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8<text:s/><text:span text:style-name="T10">OR</text:span><text:s/>h</text:p>
          </table:table-cell>
          <table:table-cell table:number-columns-repeated="2" table:style-name="ce2"/>
          <table:table-cell office:value-type="string" table:style-name="ce15">
            <text:p>Help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4">
            <text:p>a</text:p>
          </table:table-cell>
          <table:table-cell table:number-columns-repeated="2" table:style-name="ce2"/>
          <table:table-cell office:value-type="string" table:style-name="ce15">
            <text:p>List untracked file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?</text:p>
          </table:table-cell>
          <table:table-cell table:number-columns-repeated="2" table:style-name="ce2"/>
          <table:table-cell office:value-type="string" table:style-name="ce15">
            <text:p>Menu options within Patch mod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git cherry-pick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(-e<text:s/><text:span text:style-name="T10">OR</text:span><text:s/>--edit)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 and allow editing of messag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--continue</text:p>
          </table:table-cell>
          <table:table-cell table:number-columns-repeated="2" table:style-name="ce2"/>
          <table:table-cell office:value-type="string" table:style-name="ce15">
            <text:p>Finalise a cherry-pick after conflic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--abort</text:p>
          </table:table-cell>
          <table:table-cell table:number-columns-repeated="2" table:style-name="ce2"/>
          <table:table-cell office:value-type="string" table:style-name="ce15">
            <text:p>Abort a cherry-pick with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git format-patch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5">
            <text:p>Rebas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erge-base<text:s/><text:span text:style-name="T12">base_branch branch_name</text:span></text:p>
          </table:table-cell>
          <table:table-cell table:number-columns-repeated="2" table:style-name="ce2"/>
          <table:table-cell office:value-type="string" table:style-name="ce15">
            <text:p>Gives the<text:s/><text:span text:style-name="T22">SHA</text:span><text:s/>of the point of divergence of th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number-columns-repeated="3" table:style-name="ce26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22">
            <text:p>Display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reset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s]</text:p>
          </table:table-cell>
          <table:table-cell office:value-type="string" table:style-name="ce16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hard</text:span><text:span text:style-name="T1"><text:s/>ORIG_HEAD</text:span></text:p>
          </table:table-cell>
          <table:table-cell table:number-columns-repeated="2" table:style-name="ce2"/>
          <table:table-cell office:value-type="string" table:style-name="ce15">
            <text:p>Undo a simple rebase where the<text:s/><text:span text:style-name="T30">ORIG_HEAD</text:span><text:s/>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rebase</text:span>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b]</text:p>
          </table:table-cell>
          <table:table-cell office:value-type="string" table:style-name="ce23">
            <text:p>Rebas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<text:s/><text:span text:style-name="T3">rebase</text:span><text:span text:style-name="T6"><text:s/>(-i<text:s/></text:span><text:span text:style-name="T34">OR</text:span><text:span text:style-name="T6"><text:s/>--interactive)<text:s/></text:span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i]</text:p>
          </table:table-cell>
          <table:table-cell office:value-type="string" table:style-name="ce22">
            <text:p>Interactive rebas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base_branch</text:p>
          </table:table-cell>
          <table:table-cell table:number-columns-repeated="2" table:style-name="ce2"/>
          <table:table-cell office:value-type="string" table:style-name="ce15">
            <text:p>Rebase the current branch to a<text:s/><text:span text:style-name="T26">base_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12">base_branch</text:span><text:s/><text:span text:style-name="T7">branch_name</text:span></text:p>
          </table:table-cell>
          <table:table-cell table:number-columns-repeated="2" table:style-name="ce2"/>
          <table:table-cell office:value-type="string" table:style-name="ce15">
            <text:p>Rebase to a<text:s/><text:span text:style-name="T26">base_branch</text:span><text:s/>a<text:s/><text:span text:style-name="T33">branch_n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HEAD~</text:span>interger</text:p>
          </table:table-cell>
          <table:table-cell table:number-columns-repeated="2" table:style-name="ce2"/>
          <table:table-cell office:value-type="string" table:style-name="ce15">
            <text:p>Rebase to an inherited<text:s/><text:span text:style-name="T26">SHA</text:span><text:s/>(commonly used with<text:s/><text:span text:style-name="T14">-i</text:span><text:s/>to ammend comitts local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new_base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22">non-linea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SHA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35">SHA</text:span><text:s/>commit (can also be used to reverse a rebase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mend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the current commit in<text:s/><text:span text:style-name="T22">interactive</text:span><text:s/>mod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continue</text:span></text:p>
          </table:table-cell>
          <table:table-cell table:number-columns-repeated="2" table:style-name="ce2"/>
          <table:table-cell office:value-type="string" table:style-name="ce15">
            <text:p><text:span text:style-name="T22">Continue</text:span><text:s/>to next commit after conflict resolu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Skip</text:span><text:s/>a commit (allows the existing commit to app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bort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rebase (rebase is not applied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pull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u]</text:p>
          </table:table-cell>
          <table:table-cell office:value-type="string" table:style-name="ce22">
            <text:p>Pul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 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<text:s/><text:span text:style-name="T22">local chang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<text:s/><text:span text:style-name="T22">preserve</text:span><text:s/>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<text:s/><text:span text:style-name="T22">interactive</text:span><text:s/>mode</text:p>
          </table:table-cell>
          <table:table-cell table:number-columns-repeated="16378"/>
        </table:table-row>
        <table:table-row table:number-rows-repeated="1048149" table:style-name="ro2">
          <table:table-cell table:number-columns-repeated="16384"/>
        </table:table-row>
        <table:named-expressions>
          <table:named-range table:name="Print_Area" table:cell-range-address="Sheet1.$A$98:Sheet1.$F$379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styles>
    <number:number-style style:name="N0">
      <number:number number:min-integer-digits="1"/>
    </number:number-style>
    <style:style style:name="Link" style:family="table-cell" style:data-style-name="N0">
      <style:table-cell-properties style:vertical-align="automatic" fo:wrap-option="wrap" fo:background-color="transparent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continue" style:scale-to-X="2" style:scale-to-Y="30" style:table-centering="both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5</meta:generator>
    <dc:title/>
    <meta:initial-creator>Microsoft Office User</meta:initial-creator>
    <dc:creator>Microsoft Office User</dc:creator>
    <meta:creation-date>2021-11-28T07:20:37Z</meta:creation-date>
    <dc:date>2022-03-14T07:37:09Z</dc:date>
    <meta:print-date>2022-01-07T08:05:46Z</meta:print-date>
  </office:meta>
</office:document-meta>
</file>